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9b934" officeooo:paragraph-rsid="0009b934"/>
    </style:style>
    <style:style style:name="P2" style:family="paragraph" style:parent-style-name="Standard">
      <style:text-properties officeooo:rsid="000ae442" officeooo:paragraph-rsid="000ae442"/>
    </style:style>
    <style:style style:name="P3" style:family="paragraph" style:parent-style-name="Standard">
      <style:text-properties officeooo:rsid="000b30bf" officeooo:paragraph-rsid="000b30bf"/>
    </style:style>
    <style:style style:name="P4" style:family="paragraph" style:parent-style-name="Standard">
      <style:text-properties officeooo:rsid="000f1ca4" officeooo:paragraph-rsid="000f1ca4"/>
    </style:style>
    <style:style style:name="P5" style:family="paragraph" style:parent-style-name="Standard">
      <style:text-properties officeooo:rsid="00104012" officeooo:paragraph-rsid="00104012"/>
    </style:style>
    <style:style style:name="P6" style:family="paragraph" style:parent-style-name="Standard">
      <style:text-properties officeooo:rsid="001228fc" officeooo:paragraph-rsid="001228fc"/>
    </style:style>
    <style:style style:name="P7" style:family="paragraph" style:parent-style-name="Standard">
      <style:text-properties officeooo:rsid="00142296" officeooo:paragraph-rsid="00142296"/>
    </style:style>
    <style:style style:name="P8" style:family="paragraph" style:parent-style-name="Standard">
      <style:text-properties officeooo:rsid="001883bc" officeooo:paragraph-rsid="001883bc"/>
    </style:style>
    <style:style style:name="P9" style:family="paragraph" style:parent-style-name="Standard">
      <style:text-properties officeooo:rsid="0018b102" officeooo:paragraph-rsid="0018b102"/>
    </style:style>
    <style:style style:name="P10" style:family="paragraph" style:parent-style-name="Standard">
      <style:text-properties officeooo:rsid="0019e0bf" officeooo:paragraph-rsid="0019e0bf"/>
    </style:style>
    <style:style style:name="P11" style:family="paragraph" style:parent-style-name="Standard">
      <style:text-properties officeooo:rsid="001228fc" officeooo:paragraph-rsid="001228fc"/>
    </style:style>
    <style:style style:name="P12" style:family="paragraph" style:parent-style-name="Standard">
      <style:text-properties officeooo:rsid="001be686" officeooo:paragraph-rsid="001be686"/>
    </style:style>
    <style:style style:name="T1" style:family="text">
      <style:text-properties officeooo:rsid="000b30bf"/>
    </style:style>
    <style:style style:name="T2" style:family="text">
      <style:text-properties officeooo:rsid="000d2fdc"/>
    </style:style>
    <style:style style:name="T3" style:family="text">
      <style:text-properties officeooo:rsid="00142296"/>
    </style:style>
    <style:style style:name="T4" style:family="text">
      <style:text-properties officeooo:rsid="0019e0b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Z5115499 – Lab 5</text:p>
      <text:p text:style-name="P1"/>
      <text:p text:style-name="P2">optional:</text:p>
      <text:p text:style-name="P2">Q1</text:p>
      <text:p text:style-name="P2">event 1 is triple ack – receive same ack three times – halves the window</text:p>
      <text:p text:style-name="P2">event 2 is timeout – window goes to <text:span text:style-name="T1">one</text:span></text:p>
      <text:p text:style-name="P2"/>
      <text:p text:style-name="P2">Q2</text:p>
      <text:p text:style-name="P2">slow start phase. Grow exponentially. </text:p>
      <text:p text:style-name="P2"/>
      <text:p text:style-name="P2">Q3 </text:p>
      <text:p text:style-name="P2">grows linear – congestion avoidance phase. </text:p>
      <text:p text:style-name="P2"/>
      <text:p text:style-name="P2">Q4</text:p>
      <text:p text:style-name="P2">at event 3 (the beginning) we need to quickly determine the congestion window </text:p>
      <text:p text:style-name="P2"/>
      <text:p text:style-name="P3">Q5</text:p>
      <text:p text:style-name="P3">grow exponentially until we reach half the window. <text:span text:style-name="T2">Then grow linearly</text:span></text:p>
      <text:p text:style-name="P3"/>
      <text:p text:style-name="P3">TCP Reno: triple ack to half it, timeout to drop to 1</text:p>
      <text:p text:style-name="P3">TCP Taheo – triple ack and timeout drop to 1</text:p>
      <text:p text:style-name="P1"/>
      <text:p text:style-name="P1">Exercise 1</text:p>
      <text:p text:style-name="P1"/>
      <text:p text:style-name="P4">Q1</text:p>
      <text:p text:style-name="P4">max size: 100</text:p>
      <text:p text:style-name="P5">either there was a timeout or a triple ack received. </text:p>
      <text:p text:style-name="P5">Sets the threshold to half of the window (which was 100). </text:p>
      <text:p text:style-name="P5">up until the threshold we have the slow start phase – after that we increase linearly</text:p>
      <text:p text:style-name="P5"/>
      <text:p text:style-name="P5">Q2</text:p>
      <text:p text:style-name="P5">average Tput = 190 packets per second = 190*540bytes = 102.6K bytes per second</text:p>
      <text:p text:style-name="P5"/>
      <text:p text:style-name="P5">Q3</text:p>
      <text:p text:style-name="P6">almost the capacity of the link <text:span text:style-name="T3">(1M bits per second). </text:span></text:p>
      <text:p text:style-name="P12">66 window</text:p>
      <text:p text:style-name="P6"/>
      <text:p text:style-name="P7">Q4</text:p>
      <text:p text:style-name="P7">Reno will have more Tput. </text:p>
      <text:p text:style-name="P7">Include graph</text:p>
      <text:p text:style-name="P1"/>
      <text:p text:style-name="P1">Exercise 2</text:p>
      <text:p text:style-name="P1"/>
      <text:p text:style-name="P8">Q1</text:p>
      <text:p text:style-name="P8">It is fair once they all start sending packets. </text:p>
      <text:p text:style-name="P8"/>
      <text:p text:style-name="P8">Q2</text:p>
      <text:p text:style-name="P8">each time a new connection comes – Tput drops (roughly by half). </text:p>
      <text:p text:style-name="P1"/>
      <text:p text:style-name="P1">Exercise 3</text:p>
      <text:p text:style-name="P1"/>
      <text:p text:style-name="P8">Q1</text:p>
      <text:p text:style-name="P9"><text:soft-page-break/>UDP will take a huge portion of the link and tcp will have to dial it down.</text:p>
      <text:p text:style-name="P9">Q2</text:p>
      <text:p text:style-name="P9">UDP is not constrained by congestion control. - UDP does not care whether the packet gets delivered or no. </text:p>
      <text:p text:style-name="P9">TCP will have to dial speed to make sure the packets are delivered. </text:p>
      <text:p text:style-name="P9"/>
      <text:p text:style-name="P9">Q3</text:p>
      <text:p text:style-name="P9">no simultaneous file transfer (need to do 1 by 1). Adv is reduce delay. </text:p>
      <text:p text:style-name="P9">Udp no reliability. <text:span text:style-name="T4">It will throttle the link. </text:span></text:p>
      <text:p text:style-name="P10">If everyone used UDP – no one will dial down their transmission rates and the network would fail. </text:p>
      <text:p text:style-name="P8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AR PL KaitiM GB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AR PL KaitiM GB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KaitiM GB" style:font-family-asian="'AR PL KaitiM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4-05T15:46:30.379411857</meta:creation-date>
    <dc:date>2022-04-06T14:40:45.644342191</dc:date>
    <meta:editing-duration>PT1H20M36S</meta:editing-duration>
    <meta:editing-cycles>9</meta:editing-cycles>
    <meta:generator>LibreOffice/6.1.5.2$Linux_X86_64 LibreOffice_project/10$Build-2</meta:generator>
    <meta:document-statistic meta:table-count="0" meta:image-count="0" meta:object-count="0" meta:page-count="2" meta:paragraph-count="44" meta:word-count="280" meta:character-count="1489" meta:non-whitespace-character-count="1229"/>
  </office:meta>
</office:document-meta>
</file>